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07mm"/>
    </style:style>
    <style:style style:name="co10" style:family="table-column">
      <style:table-column-properties fo:break-before="auto" style:column-width="24.98mm"/>
    </style:style>
    <style:style style:name="co11" style:family="table-column">
      <style:table-column-properties fo:break-before="auto" style:column-width="15.24mm"/>
    </style:style>
    <style:style style:name="co12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1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9.95mm" fo:break-before="auto" style:use-optimal-row-height="false"/>
    </style:style>
    <style:style style:name="ro9" style:family="table-row">
      <style:table-row-properties style:row-height="9.74mm" fo:break-before="auto" style:use-optimal-row-height="false"/>
    </style:style>
    <style:style style:name="ro10" style:family="table-row">
      <style:table-row-properties style:row-height="9.1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8" table:default-cell-style-name="ce2"/>
        <table:table-column table:style-name="co5" table:default-cell-style-name="ce2"/>
        <table:table-column table:style-name="co11" table:default-cell-style-name="ce2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各縣市人口年齡結構重要指標</text:p>
          </table:table-cell>
          <table:covered-table-cell table:number-columns-repeated="12" table:style-name="ce12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3" office:value-type="string" office:string-value="       中 華 民 國 100 年 10 月 底" calcext:value-type="string" table:number-columns-spanned="11" table:number-rows-spanned="1">
            <text:p><text:s text:c="8"/>中 華 民 國 100 年 10 月 底 </text:p>
          </table:table-cell>
          <table:covered-table-cell table:number-columns-repeated="10" table:style-name="ce22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0"/>
          <table:table-cell table:style-name="ce41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6"/>
          <table:table-cell table:number-columns-repeated="1010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205605" calcext:value-type="float">
            <text:p><text:s text:c="3"/>23,205,605</text:p>
          </table:table-cell>
          <table:table-cell table:style-name="ce17" office:value-type="float" office:value="954919" calcext:value-type="float">
            <text:p><text:s text:c="3"/>954,919</text:p>
          </table:table-cell>
          <table:table-cell table:style-name="ce29" office:value-type="float" office:value="4.12" calcext:value-type="float">
            <text:p><text:s text:c="3"/>4.12</text:p>
          </table:table-cell>
          <table:table-cell table:style-name="ce16" office:value-type="float" office:value="1372778" calcext:value-type="float">
            <text:p><text:s text:c="3"/>1,372,778</text:p>
          </table:table-cell>
          <table:table-cell table:style-name="ce29" office:value-type="float" office:value="5.92" calcext:value-type="float">
            <text:p><text:s text:c="3"/>5.92</text:p>
          </table:table-cell>
          <table:table-cell table:style-name="ce16" office:value-type="float" office:value="2638284" calcext:value-type="float">
            <text:p><text:s text:c="3"/>2,638,284</text:p>
          </table:table-cell>
          <table:table-cell table:style-name="ce29" office:value-type="float" office:value="11.37" calcext:value-type="float">
            <text:p><text:s text:c="3"/>11.37</text:p>
          </table:table-cell>
          <table:table-cell table:style-name="ce16" office:value-type="float" office:value="1849443" calcext:value-type="float">
            <text:p><text:s text:c="3"/>1,849,443</text:p>
          </table:table-cell>
          <table:table-cell table:style-name="ce29" office:value-type="float" office:value="7.97" calcext:value-type="float">
            <text:p><text:s text:c="3"/>7.97</text:p>
          </table:table-cell>
          <table:table-cell table:style-name="ce16" office:value-type="float" office:value="18073166" calcext:value-type="float">
            <text:p><text:s text:c="3"/>18,073,166</text:p>
          </table:table-cell>
          <table:table-cell table:style-name="ce29" office:value-type="float" office:value="77.88" calcext:value-type="float">
            <text:p><text:s text:c="3"/>77.88</text:p>
          </table:table-cell>
          <table:table-cell table:style-name="ce16" office:value-type="float" office:value="2515473" calcext:value-type="float">
            <text:p><text:s text:c="3"/>2,515,473</text:p>
          </table:table-cell>
          <table:table-cell table:style-name="ce51" office:value-type="float" office:value="10.84" calcext:value-type="float">
            <text:p><text:s text:c="3"/>10.84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11833" calcext:value-type="float">
            <text:p><text:s text:c="3"/>3,911,833</text:p>
          </table:table-cell>
          <table:table-cell table:style-name="ce17" office:value-type="float" office:value="156627" calcext:value-type="float">
            <text:p><text:s text:c="3"/>156,627</text:p>
          </table:table-cell>
          <table:table-cell table:style-name="ce29" office:value-type="float" office:value="4" calcext:value-type="float">
            <text:p><text:s text:c="3"/>4.00</text:p>
          </table:table-cell>
          <table:table-cell table:style-name="ce18" office:value-type="float" office:value="225067" calcext:value-type="float">
            <text:p><text:s text:c="3"/>225,067</text:p>
          </table:table-cell>
          <table:table-cell table:style-name="ce29" office:value-type="float" office:value="5.75" calcext:value-type="float">
            <text:p><text:s text:c="3"/>5.75</text:p>
          </table:table-cell>
          <table:table-cell table:style-name="ce18" office:value-type="float" office:value="428890" calcext:value-type="float">
            <text:p><text:s text:c="3"/>428,890</text:p>
          </table:table-cell>
          <table:table-cell table:style-name="ce29" office:value-type="float" office:value="10.96" calcext:value-type="float">
            <text:p><text:s text:c="3"/>10.96</text:p>
          </table:table-cell>
          <table:table-cell table:style-name="ce37" office:value-type="float" office:value="300409" calcext:value-type="float">
            <text:p><text:s text:c="3"/>300,409</text:p>
          </table:table-cell>
          <table:table-cell table:style-name="ce29" office:value-type="float" office:value="7.68" calcext:value-type="float">
            <text:p><text:s text:c="3"/>7.68</text:p>
          </table:table-cell>
          <table:table-cell table:style-name="ce42" office:value-type="float" office:value="3072326" calcext:value-type="float">
            <text:p><text:s text:c="3"/>3,072,326</text:p>
          </table:table-cell>
          <table:table-cell table:style-name="ce29" office:value-type="float" office:value="78.54" calcext:value-type="float">
            <text:p><text:s text:c="3"/>78.54</text:p>
          </table:table-cell>
          <table:table-cell table:style-name="ce37" office:value-type="float" office:value="331366" calcext:value-type="float">
            <text:p><text:s text:c="3"/>331,366</text:p>
          </table:table-cell>
          <table:table-cell table:style-name="ce52" office:value-type="float" office:value="8.47" calcext:value-type="float">
            <text:p><text:s text:c="3"/>8.47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43136" calcext:value-type="float">
            <text:p><text:s text:c="3"/>2,643,136</text:p>
          </table:table-cell>
          <table:table-cell table:style-name="ce17" office:value-type="float" office:value="117051" calcext:value-type="float">
            <text:p><text:s text:c="3"/>117,051</text:p>
          </table:table-cell>
          <table:table-cell table:style-name="ce29" office:value-type="float" office:value="4.43" calcext:value-type="float">
            <text:p><text:s text:c="3"/>4.43</text:p>
          </table:table-cell>
          <table:table-cell table:style-name="ce18" office:value-type="float" office:value="161128" calcext:value-type="float">
            <text:p><text:s text:c="3"/>161,128</text:p>
          </table:table-cell>
          <table:table-cell table:style-name="ce29" office:value-type="float" office:value="6.1" calcext:value-type="float">
            <text:p><text:s text:c="3"/>6.10</text:p>
          </table:table-cell>
          <table:table-cell table:style-name="ce18" office:value-type="float" office:value="290183" calcext:value-type="float">
            <text:p><text:s text:c="3"/>290,183</text:p>
          </table:table-cell>
          <table:table-cell table:style-name="ce29" office:value-type="float" office:value="10.98" calcext:value-type="float">
            <text:p><text:s text:c="3"/>10.98</text:p>
          </table:table-cell>
          <table:table-cell table:style-name="ce37" office:value-type="float" office:value="190134" calcext:value-type="float">
            <text:p><text:s text:c="3"/>190,134</text:p>
          </table:table-cell>
          <table:table-cell table:style-name="ce29" office:value-type="float" office:value="7.19" calcext:value-type="float">
            <text:p><text:s text:c="3"/>7.19</text:p>
          </table:table-cell>
          <table:table-cell table:style-name="ce42" office:value-type="float" office:value="2101002" calcext:value-type="float">
            <text:p><text:s text:c="3"/>2,101,002</text:p>
          </table:table-cell>
          <table:table-cell table:style-name="ce29" office:value-type="float" office:value="79.49" calcext:value-type="float">
            <text:p><text:s text:c="3"/>79.49</text:p>
          </table:table-cell>
          <table:table-cell table:style-name="ce37" office:value-type="float" office:value="336097" calcext:value-type="float">
            <text:p><text:s text:c="3"/>336,097</text:p>
          </table:table-cell>
          <table:table-cell table:style-name="ce52" office:value-type="float" office:value="12.72" calcext:value-type="float">
            <text:p><text:s text:c="3"/>12.72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61290" calcext:value-type="float">
            <text:p><text:s text:c="3"/>2,661,290</text:p>
          </table:table-cell>
          <table:table-cell table:style-name="ce17" office:value-type="float" office:value="116640" calcext:value-type="float">
            <text:p><text:s text:c="3"/>116,640</text:p>
          </table:table-cell>
          <table:table-cell table:style-name="ce29" office:value-type="float" office:value="4.38" calcext:value-type="float">
            <text:p><text:s text:c="3"/>4.38</text:p>
          </table:table-cell>
          <table:table-cell table:style-name="ce18" office:value-type="float" office:value="169294" calcext:value-type="float">
            <text:p><text:s text:c="3"/>169,294</text:p>
          </table:table-cell>
          <table:table-cell table:style-name="ce29" office:value-type="float" office:value="6.36" calcext:value-type="float">
            <text:p><text:s text:c="3"/>6.36</text:p>
          </table:table-cell>
          <table:table-cell table:style-name="ce18" office:value-type="float" office:value="329931" calcext:value-type="float">
            <text:p><text:s text:c="3"/>329,931</text:p>
          </table:table-cell>
          <table:table-cell table:style-name="ce29" office:value-type="float" office:value="12.4" calcext:value-type="float">
            <text:p><text:s text:c="3"/>12.40</text:p>
          </table:table-cell>
          <table:table-cell table:style-name="ce37" office:value-type="float" office:value="236173" calcext:value-type="float">
            <text:p><text:s text:c="3"/>236,173</text:p>
          </table:table-cell>
          <table:table-cell table:style-name="ce29" office:value-type="float" office:value="8.87" calcext:value-type="float">
            <text:p><text:s text:c="3"/>8.87</text:p>
          </table:table-cell>
          <table:table-cell table:style-name="ce42" office:value-type="float" office:value="2015347" calcext:value-type="float">
            <text:p><text:s text:c="3"/>2,015,347</text:p>
          </table:table-cell>
          <table:table-cell table:style-name="ce29" office:value-type="float" office:value="75.73" calcext:value-type="float">
            <text:p><text:s text:c="3"/>75.73</text:p>
          </table:table-cell>
          <table:table-cell table:style-name="ce37" office:value-type="float" office:value="233644" calcext:value-type="float">
            <text:p><text:s text:c="3"/>233,644</text:p>
          </table:table-cell>
          <table:table-cell table:style-name="ce52" office:value-type="float" office:value="8.78" calcext:value-type="float">
            <text:p><text:s text:c="3"/>8.78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76312" calcext:value-type="float">
            <text:p><text:s text:c="3"/>1,876,312</text:p>
          </table:table-cell>
          <table:table-cell table:style-name="ce17" office:value-type="float" office:value="71232" calcext:value-type="float">
            <text:p><text:s text:c="3"/>71,232</text:p>
          </table:table-cell>
          <table:table-cell table:style-name="ce29" office:value-type="float" office:value="3.8" calcext:value-type="float">
            <text:p><text:s text:c="3"/>3.80</text:p>
          </table:table-cell>
          <table:table-cell table:style-name="ce18" office:value-type="float" office:value="102698" calcext:value-type="float">
            <text:p><text:s text:c="3"/>102,698</text:p>
          </table:table-cell>
          <table:table-cell table:style-name="ce29" office:value-type="float" office:value="5.47" calcext:value-type="float">
            <text:p><text:s text:c="3"/>5.47</text:p>
          </table:table-cell>
          <table:table-cell table:style-name="ce18" office:value-type="float" office:value="197844" calcext:value-type="float">
            <text:p><text:s text:c="3"/>197,844</text:p>
          </table:table-cell>
          <table:table-cell table:style-name="ce29" office:value-type="float" office:value="10.54" calcext:value-type="float">
            <text:p><text:s text:c="3"/>10.54</text:p>
          </table:table-cell>
          <table:table-cell table:style-name="ce37" office:value-type="float" office:value="143629" calcext:value-type="float">
            <text:p><text:s text:c="3"/>143,629</text:p>
          </table:table-cell>
          <table:table-cell table:style-name="ce29" office:value-type="float" office:value="7.65" calcext:value-type="float">
            <text:p><text:s text:c="3"/>7.65</text:p>
          </table:table-cell>
          <table:table-cell table:style-name="ce42" office:value-type="float" office:value="1484100" calcext:value-type="float">
            <text:p><text:s text:c="3"/>1,484,100</text:p>
          </table:table-cell>
          <table:table-cell table:style-name="ce29" office:value-type="float" office:value="79.1" calcext:value-type="float">
            <text:p><text:s text:c="3"/>79.10</text:p>
          </table:table-cell>
          <table:table-cell table:style-name="ce37" office:value-type="float" office:value="218054" calcext:value-type="float">
            <text:p><text:s text:c="3"/>218,054</text:p>
          </table:table-cell>
          <table:table-cell table:style-name="ce52" office:value-type="float" office:value="11.62" calcext:value-type="float">
            <text:p><text:s text:c="3"/>11.62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3526" calcext:value-type="float">
            <text:p><text:s text:c="3"/>2,773,526</text:p>
          </table:table-cell>
          <table:table-cell table:style-name="ce17" office:value-type="float" office:value="105181" calcext:value-type="float">
            <text:p><text:s text:c="3"/>105,181</text:p>
          </table:table-cell>
          <table:table-cell table:style-name="ce29" office:value-type="float" office:value="3.79" calcext:value-type="float">
            <text:p><text:s text:c="3"/>3.79</text:p>
          </table:table-cell>
          <table:table-cell table:style-name="ce18" office:value-type="float" office:value="152184" calcext:value-type="float">
            <text:p><text:s text:c="3"/>152,184</text:p>
          </table:table-cell>
          <table:table-cell table:style-name="ce29" office:value-type="float" office:value="5.49" calcext:value-type="float">
            <text:p><text:s text:c="3"/>5.49</text:p>
          </table:table-cell>
          <table:table-cell table:style-name="ce18" office:value-type="float" office:value="294917" calcext:value-type="float">
            <text:p><text:s text:c="3"/>294,917</text:p>
          </table:table-cell>
          <table:table-cell table:style-name="ce29" office:value-type="float" office:value="10.63" calcext:value-type="float">
            <text:p><text:s text:c="3"/>10.63</text:p>
          </table:table-cell>
          <table:table-cell table:style-name="ce37" office:value-type="float" office:value="213225" calcext:value-type="float">
            <text:p><text:s text:c="3"/>213,225</text:p>
          </table:table-cell>
          <table:table-cell table:style-name="ce29" office:value-type="float" office:value="7.69" calcext:value-type="float">
            <text:p><text:s text:c="3"/>7.69</text:p>
          </table:table-cell>
          <table:table-cell table:style-name="ce42" office:value-type="float" office:value="2190582" calcext:value-type="float">
            <text:p><text:s text:c="3"/>2,190,582</text:p>
          </table:table-cell>
          <table:table-cell table:style-name="ce29" office:value-type="float" office:value="78.98" calcext:value-type="float">
            <text:p><text:s text:c="3"/>78.98</text:p>
          </table:table-cell>
          <table:table-cell table:style-name="ce37" office:value-type="float" office:value="289764" calcext:value-type="float">
            <text:p><text:s text:c="3"/>289,764</text:p>
          </table:table-cell>
          <table:table-cell table:style-name="ce52" office:value-type="float" office:value="10.45" calcext:value-type="float">
            <text:p><text:s text:c="3"/>10.45</text:p>
          </table:table-cell>
          <table:table-cell table:number-columns-repeated="1010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26597" calcext:value-type="float">
            <text:p><text:s text:c="3"/>9,226,597</text:p>
          </table:table-cell>
          <table:table-cell table:style-name="ce18" office:value-type="float" office:value="382630" calcext:value-type="float">
            <text:p><text:s text:c="3"/>382,630</text:p>
          </table:table-cell>
          <table:table-cell table:style-name="ce29" office:value-type="float" office:value="4.15" calcext:value-type="float">
            <text:p><text:s text:c="3"/>4.15</text:p>
          </table:table-cell>
          <table:table-cell table:style-name="ce18" office:value-type="float" office:value="555267" calcext:value-type="float">
            <text:p><text:s text:c="3"/>555,267</text:p>
          </table:table-cell>
          <table:table-cell table:style-name="ce29" office:value-type="float" office:value="6.02" calcext:value-type="float">
            <text:p><text:s text:c="3"/>6.02</text:p>
          </table:table-cell>
          <table:table-cell table:style-name="ce18" office:value-type="float" office:value="1085053" calcext:value-type="float">
            <text:p><text:s text:c="3"/>1,085,053</text:p>
          </table:table-cell>
          <table:table-cell table:style-name="ce29" office:value-type="float" office:value="11.76" calcext:value-type="float">
            <text:p><text:s text:c="3"/>11.76</text:p>
          </table:table-cell>
          <table:table-cell table:style-name="ce37" office:value-type="float" office:value="759235" calcext:value-type="float">
            <text:p><text:s text:c="3"/>759,235</text:p>
          </table:table-cell>
          <table:table-cell table:style-name="ce29" office:value-type="float" office:value="8.23" calcext:value-type="float">
            <text:p><text:s text:c="3"/>8.23</text:p>
          </table:table-cell>
          <table:table-cell table:style-name="ce42" office:value-type="float" office:value="7118746" calcext:value-type="float">
            <text:p><text:s text:c="3"/>7,118,746</text:p>
          </table:table-cell>
          <table:table-cell table:style-name="ce29" office:value-type="float" office:value="77.15" calcext:value-type="float">
            <text:p><text:s text:c="3"/>77.15</text:p>
          </table:table-cell>
          <table:table-cell table:style-name="ce37" office:value-type="float" office:value="1093291" calcext:value-type="float">
            <text:p><text:s text:c="3"/>1,093,291</text:p>
          </table:table-cell>
          <table:table-cell table:style-name="ce52" office:value-type="float" office:value="11.85" calcext:value-type="float">
            <text:p><text:s text:c="3"/>11.85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9296" calcext:value-type="float">
            <text:p><text:s text:c="3"/>459,296</text:p>
          </table:table-cell>
          <table:table-cell table:style-name="ce19" office:value-type="float" office:value="17301" calcext:value-type="float">
            <text:p><text:s text:c="3"/>17,301</text:p>
          </table:table-cell>
          <table:table-cell table:style-name="ce30" office:value-type="float" office:value="3.77" calcext:value-type="float">
            <text:p><text:s text:c="3"/>3.77</text:p>
          </table:table-cell>
          <table:table-cell table:style-name="ce19" office:value-type="float" office:value="25082" calcext:value-type="float">
            <text:p><text:s text:c="3"/>25,082</text:p>
          </table:table-cell>
          <table:table-cell table:style-name="ce30" office:value-type="float" office:value="5.46" calcext:value-type="float">
            <text:p><text:s text:c="3"/>5.46</text:p>
          </table:table-cell>
          <table:table-cell table:style-name="ce19" office:value-type="float" office:value="49516" calcext:value-type="float">
            <text:p><text:s text:c="3"/>49,516</text:p>
          </table:table-cell>
          <table:table-cell table:style-name="ce30" office:value-type="float" office:value="10.78" calcext:value-type="float">
            <text:p><text:s text:c="3"/>10.78</text:p>
          </table:table-cell>
          <table:table-cell table:style-name="ce38" office:value-type="float" office:value="38026" calcext:value-type="float">
            <text:p><text:s text:c="3"/>38,026</text:p>
          </table:table-cell>
          <table:table-cell table:style-name="ce30" office:value-type="float" office:value="8.28" calcext:value-type="float">
            <text:p><text:s text:c="3"/>8.28</text:p>
          </table:table-cell>
          <table:table-cell table:style-name="ce43" office:value-type="float" office:value="357960" calcext:value-type="float">
            <text:p><text:s text:c="3"/>357,960</text:p>
          </table:table-cell>
          <table:table-cell table:style-name="ce30" office:value-type="float" office:value="77.94" calcext:value-type="float">
            <text:p><text:s text:c="3"/>77.94</text:p>
          </table:table-cell>
          <table:table-cell table:style-name="ce38" office:value-type="float" office:value="60436" calcext:value-type="float">
            <text:p><text:s text:c="3"/>60,436</text:p>
          </table:table-cell>
          <table:table-cell table:style-name="ce53" office:value-type="float" office:value="13.16" calcext:value-type="float">
            <text:p><text:s text:c="3"/>13.1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9" office:value-type="float" office:value="2010987" calcext:value-type="float">
            <text:p><text:s text:c="3"/>2,010,987</text:p>
          </table:table-cell>
          <table:table-cell table:style-name="ce19" office:value-type="float" office:value="92507" calcext:value-type="float">
            <text:p><text:s text:c="3"/>92,507</text:p>
          </table:table-cell>
          <table:table-cell table:style-name="ce30" office:value-type="float" office:value="4.6" calcext:value-type="float">
            <text:p><text:s text:c="3"/>4.60</text:p>
          </table:table-cell>
          <table:table-cell table:style-name="ce19" office:value-type="float" office:value="135544" calcext:value-type="float">
            <text:p><text:s text:c="3"/>135,544</text:p>
          </table:table-cell>
          <table:table-cell table:style-name="ce30" office:value-type="float" office:value="6.74" calcext:value-type="float">
            <text:p><text:s text:c="3"/>6.74</text:p>
          </table:table-cell>
          <table:table-cell table:style-name="ce19" office:value-type="float" office:value="265302" calcext:value-type="float">
            <text:p><text:s text:c="3"/>265,302</text:p>
          </table:table-cell>
          <table:table-cell table:style-name="ce30" office:value-type="float" office:value="13.19" calcext:value-type="float">
            <text:p><text:s text:c="3"/>13.19</text:p>
          </table:table-cell>
          <table:table-cell table:style-name="ce38" office:value-type="float" office:value="181133" calcext:value-type="float">
            <text:p><text:s text:c="3"/>181,133</text:p>
          </table:table-cell>
          <table:table-cell table:style-name="ce30" office:value-type="float" office:value="9.01" calcext:value-type="float">
            <text:p><text:s text:c="3"/>9.01</text:p>
          </table:table-cell>
          <table:table-cell table:style-name="ce43" office:value-type="float" office:value="1504335" calcext:value-type="float">
            <text:p><text:s text:c="3"/>1,504,335</text:p>
          </table:table-cell>
          <table:table-cell table:style-name="ce30" office:value-type="float" office:value="74.81" calcext:value-type="float">
            <text:p><text:s text:c="3"/>74.81</text:p>
          </table:table-cell>
          <table:table-cell table:style-name="ce38" office:value-type="float" office:value="167782" calcext:value-type="float">
            <text:p><text:s text:c="3"/>167,782</text:p>
          </table:table-cell>
          <table:table-cell table:style-name="ce53" office:value-type="float" office:value="8.34" calcext:value-type="float">
            <text:p><text:s text:c="3"/>8.3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9" office:value-type="float" office:value="517114" calcext:value-type="float">
            <text:p><text:s text:c="3"/>517,114</text:p>
          </table:table-cell>
          <table:table-cell table:style-name="ce19" office:value-type="float" office:value="28649" calcext:value-type="float">
            <text:p><text:s text:c="3"/>28,649</text:p>
          </table:table-cell>
          <table:table-cell table:style-name="ce30" office:value-type="float" office:value="5.54" calcext:value-type="float">
            <text:p><text:s text:c="3"/>5.54</text:p>
          </table:table-cell>
          <table:table-cell table:style-name="ce19" office:value-type="float" office:value="40700" calcext:value-type="float">
            <text:p><text:s text:c="3"/>40,700</text:p>
          </table:table-cell>
          <table:table-cell table:style-name="ce30" office:value-type="float" office:value="7.87" calcext:value-type="float">
            <text:p><text:s text:c="3"/>7.87</text:p>
          </table:table-cell>
          <table:table-cell table:style-name="ce19" office:value-type="float" office:value="74120" calcext:value-type="float">
            <text:p><text:s text:c="3"/>74,120</text:p>
          </table:table-cell>
          <table:table-cell table:style-name="ce30" office:value-type="float" office:value="14.33" calcext:value-type="float">
            <text:p><text:s text:c="3"/>14.33</text:p>
          </table:table-cell>
          <table:table-cell table:style-name="ce38" office:value-type="float" office:value="44160" calcext:value-type="float">
            <text:p><text:s text:c="3"/>44,160</text:p>
          </table:table-cell>
          <table:table-cell table:style-name="ce30" office:value-type="float" office:value="8.54" calcext:value-type="float">
            <text:p><text:s text:c="3"/>8.54</text:p>
          </table:table-cell>
          <table:table-cell table:style-name="ce43" office:value-type="float" office:value="383918" calcext:value-type="float">
            <text:p><text:s text:c="3"/>383,918</text:p>
          </table:table-cell>
          <table:table-cell table:style-name="ce30" office:value-type="float" office:value="74.24" calcext:value-type="float">
            <text:p><text:s text:c="3"/>74.24</text:p>
          </table:table-cell>
          <table:table-cell table:style-name="ce38" office:value-type="float" office:value="57280" calcext:value-type="float">
            <text:p><text:s text:c="3"/>57,280</text:p>
          </table:table-cell>
          <table:table-cell table:style-name="ce53" office:value-type="float" office:value="11.08" calcext:value-type="float">
            <text:p><text:s text:c="3"/>11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苗栗縣</text:p>
          </table:table-cell>
          <table:table-cell table:style-name="ce19" office:value-type="float" office:value="561523" calcext:value-type="float">
            <text:p><text:s text:c="3"/>561,523</text:p>
          </table:table-cell>
          <table:table-cell table:style-name="ce19" office:value-type="float" office:value="23546" calcext:value-type="float">
            <text:p><text:s text:c="3"/>23,546</text:p>
          </table:table-cell>
          <table:table-cell table:style-name="ce30" office:value-type="float" office:value="4.19" calcext:value-type="float">
            <text:p><text:s text:c="3"/>4.19</text:p>
          </table:table-cell>
          <table:table-cell table:style-name="ce19" office:value-type="float" office:value="33830" calcext:value-type="float">
            <text:p><text:s text:c="3"/>33,830</text:p>
          </table:table-cell>
          <table:table-cell table:style-name="ce30" office:value-type="float" office:value="6.02" calcext:value-type="float">
            <text:p><text:s text:c="3"/>6.02</text:p>
          </table:table-cell>
          <table:table-cell table:style-name="ce19" office:value-type="float" office:value="65092" calcext:value-type="float">
            <text:p><text:s text:c="3"/>65,092</text:p>
          </table:table-cell>
          <table:table-cell table:style-name="ce30" office:value-type="float" office:value="11.59" calcext:value-type="float">
            <text:p><text:s text:c="3"/>11.59</text:p>
          </table:table-cell>
          <table:table-cell table:style-name="ce38" office:value-type="float" office:value="44335" calcext:value-type="float">
            <text:p><text:s text:c="3"/>44,335</text:p>
          </table:table-cell>
          <table:table-cell table:style-name="ce30" office:value-type="float" office:value="7.9" calcext:value-type="float">
            <text:p><text:s text:c="3"/>7.90</text:p>
          </table:table-cell>
          <table:table-cell table:style-name="ce43" office:value-type="float" office:value="435809" calcext:value-type="float">
            <text:p><text:s text:c="3"/>435,809</text:p>
          </table:table-cell>
          <table:table-cell table:style-name="ce30" office:value-type="float" office:value="77.61" calcext:value-type="float">
            <text:p><text:s text:c="3"/>77.61</text:p>
          </table:table-cell>
          <table:table-cell table:style-name="ce38" office:value-type="float" office:value="75312" calcext:value-type="float">
            <text:p><text:s text:c="3"/>75,312</text:p>
          </table:table-cell>
          <table:table-cell table:style-name="ce53" office:value-type="float" office:value="13.41" calcext:value-type="float">
            <text:p><text:s text:c="3"/>13.41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彰化縣</text:p>
          </table:table-cell>
          <table:table-cell table:style-name="ce19" office:value-type="float" office:value="1303054" calcext:value-type="float">
            <text:p><text:s text:c="3"/>1,303,054</text:p>
          </table:table-cell>
          <table:table-cell table:style-name="ce19" office:value-type="float" office:value="55454" calcext:value-type="float">
            <text:p><text:s text:c="3"/>55,454</text:p>
          </table:table-cell>
          <table:table-cell table:style-name="ce30" office:value-type="float" office:value="4.26" calcext:value-type="float">
            <text:p><text:s text:c="3"/>4.26</text:p>
          </table:table-cell>
          <table:table-cell table:style-name="ce19" office:value-type="float" office:value="79679" calcext:value-type="float">
            <text:p><text:s text:c="3"/>79,679</text:p>
          </table:table-cell>
          <table:table-cell table:style-name="ce30" office:value-type="float" office:value="6.11" calcext:value-type="float">
            <text:p><text:s text:c="3"/>6.11</text:p>
          </table:table-cell>
          <table:table-cell table:style-name="ce19" office:value-type="float" office:value="154568" calcext:value-type="float">
            <text:p><text:s text:c="3"/>154,568</text:p>
          </table:table-cell>
          <table:table-cell table:style-name="ce30" office:value-type="float" office:value="11.86" calcext:value-type="float">
            <text:p><text:s text:c="3"/>11.86</text:p>
          </table:table-cell>
          <table:table-cell table:style-name="ce38" office:value-type="float" office:value="105690" calcext:value-type="float">
            <text:p><text:s text:c="3"/>105,690</text:p>
          </table:table-cell>
          <table:table-cell table:style-name="ce30" office:value-type="float" office:value="8.11" calcext:value-type="float">
            <text:p><text:s text:c="3"/>8.11</text:p>
          </table:table-cell>
          <table:table-cell table:style-name="ce43" office:value-type="float" office:value="1005005" calcext:value-type="float">
            <text:p><text:s text:c="3"/>1,005,005</text:p>
          </table:table-cell>
          <table:table-cell table:style-name="ce30" office:value-type="float" office:value="77.13" calcext:value-type="float">
            <text:p><text:s text:c="3"/>77.13</text:p>
          </table:table-cell>
          <table:table-cell table:style-name="ce38" office:value-type="float" office:value="158287" calcext:value-type="float">
            <text:p><text:s text:c="3"/>158,287</text:p>
          </table:table-cell>
          <table:table-cell table:style-name="ce53" office:value-type="float" office:value="12.15" calcext:value-type="float">
            <text:p><text:s text:c="3"/>12.1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9" office:value-type="float" office:value="523176" calcext:value-type="float">
            <text:p><text:s text:c="3"/>523,176</text:p>
          </table:table-cell>
          <table:table-cell table:style-name="ce19" office:value-type="float" office:value="18566" calcext:value-type="float">
            <text:p><text:s text:c="3"/>18,566</text:p>
          </table:table-cell>
          <table:table-cell table:style-name="ce30" office:value-type="float" office:value="3.55" calcext:value-type="float">
            <text:p><text:s text:c="3"/>3.55</text:p>
          </table:table-cell>
          <table:table-cell table:style-name="ce19" office:value-type="float" office:value="27209" calcext:value-type="float">
            <text:p><text:s text:c="3"/>27,209</text:p>
          </table:table-cell>
          <table:table-cell table:style-name="ce30" office:value-type="float" office:value="5.2" calcext:value-type="float">
            <text:p><text:s text:c="3"/>5.20</text:p>
          </table:table-cell>
          <table:table-cell table:style-name="ce19" office:value-type="float" office:value="54825" calcext:value-type="float">
            <text:p><text:s text:c="3"/>54,825</text:p>
          </table:table-cell>
          <table:table-cell table:style-name="ce30" office:value-type="float" office:value="10.48" calcext:value-type="float">
            <text:p><text:s text:c="3"/>10.48</text:p>
          </table:table-cell>
          <table:table-cell table:style-name="ce38" office:value-type="float" office:value="41653" calcext:value-type="float">
            <text:p><text:s text:c="3"/>41,653</text:p>
          </table:table-cell>
          <table:table-cell table:style-name="ce30" office:value-type="float" office:value="7.96" calcext:value-type="float">
            <text:p><text:s text:c="3"/>7.96</text:p>
          </table:table-cell>
          <table:table-cell table:style-name="ce43" office:value-type="float" office:value="411556" calcext:value-type="float">
            <text:p><text:s text:c="3"/>411,556</text:p>
          </table:table-cell>
          <table:table-cell table:style-name="ce30" office:value-type="float" office:value="78.66" calcext:value-type="float">
            <text:p><text:s text:c="3"/>78.66</text:p>
          </table:table-cell>
          <table:table-cell table:style-name="ce38" office:value-type="float" office:value="71617" calcext:value-type="float">
            <text:p><text:s text:c="3"/>71,617</text:p>
          </table:table-cell>
          <table:table-cell table:style-name="ce53" office:value-type="float" office:value="13.69" calcext:value-type="float">
            <text:p><text:s text:c="3"/>13.6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雲林縣</text:p>
          </table:table-cell>
          <table:table-cell table:style-name="ce19" office:value-type="float" office:value="714078" calcext:value-type="float">
            <text:p><text:s text:c="3"/>714,078</text:p>
          </table:table-cell>
          <table:table-cell table:style-name="ce19" office:value-type="float" office:value="27273" calcext:value-type="float">
            <text:p><text:s text:c="3"/>27,273</text:p>
          </table:table-cell>
          <table:table-cell table:style-name="ce30" office:value-type="float" office:value="3.82" calcext:value-type="float">
            <text:p><text:s text:c="3"/>3.82</text:p>
          </table:table-cell>
          <table:table-cell table:style-name="ce19" office:value-type="float" office:value="39517" calcext:value-type="float">
            <text:p><text:s text:c="3"/>39,517</text:p>
          </table:table-cell>
          <table:table-cell table:style-name="ce30" office:value-type="float" office:value="5.53" calcext:value-type="float">
            <text:p><text:s text:c="3"/>5.53</text:p>
          </table:table-cell>
          <table:table-cell table:style-name="ce19" office:value-type="float" office:value="78185" calcext:value-type="float">
            <text:p><text:s text:c="3"/>78,185</text:p>
          </table:table-cell>
          <table:table-cell table:style-name="ce30" office:value-type="float" office:value="10.95" calcext:value-type="float">
            <text:p><text:s text:c="3"/>10.95</text:p>
          </table:table-cell>
          <table:table-cell table:style-name="ce38" office:value-type="float" office:value="54502" calcext:value-type="float">
            <text:p><text:s text:c="3"/>54,502</text:p>
          </table:table-cell>
          <table:table-cell table:style-name="ce30" office:value-type="float" office:value="7.63" calcext:value-type="float">
            <text:p><text:s text:c="3"/>7.63</text:p>
          </table:table-cell>
          <table:table-cell table:style-name="ce43" office:value-type="float" office:value="563369" calcext:value-type="float">
            <text:p><text:s text:c="3"/>563,369</text:p>
          </table:table-cell>
          <table:table-cell table:style-name="ce30" office:value-type="float" office:value="78.89" calcext:value-type="float">
            <text:p><text:s text:c="3"/>78.89</text:p>
          </table:table-cell>
          <table:table-cell table:style-name="ce38" office:value-type="float" office:value="108709" calcext:value-type="float">
            <text:p><text:s text:c="3"/>108,709</text:p>
          </table:table-cell>
          <table:table-cell table:style-name="ce53" office:value-type="float" office:value="15.22" calcext:value-type="float">
            <text:p><text:s text:c="3"/>15.2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9" office:value-type="float" office:value="538436" calcext:value-type="float">
            <text:p><text:s text:c="3"/>538,436</text:p>
          </table:table-cell>
          <table:table-cell table:style-name="ce19" office:value-type="float" office:value="18648" calcext:value-type="float">
            <text:p><text:s text:c="3"/>18,648</text:p>
          </table:table-cell>
          <table:table-cell table:style-name="ce30" office:value-type="float" office:value="3.46" calcext:value-type="float">
            <text:p><text:s text:c="3"/>3.46</text:p>
          </table:table-cell>
          <table:table-cell table:style-name="ce19" office:value-type="float" office:value="27119" calcext:value-type="float">
            <text:p><text:s text:c="3"/>27,119</text:p>
          </table:table-cell>
          <table:table-cell table:style-name="ce30" office:value-type="float" office:value="5.04" calcext:value-type="float">
            <text:p><text:s text:c="3"/>5.04</text:p>
          </table:table-cell>
          <table:table-cell table:style-name="ce19" office:value-type="float" office:value="53748" calcext:value-type="float">
            <text:p><text:s text:c="3"/>53,748</text:p>
          </table:table-cell>
          <table:table-cell table:style-name="ce30" office:value-type="float" office:value="9.98" calcext:value-type="float">
            <text:p><text:s text:c="3"/>9.98</text:p>
          </table:table-cell>
          <table:table-cell table:style-name="ce38" office:value-type="float" office:value="38754" calcext:value-type="float">
            <text:p><text:s text:c="3"/>38,754</text:p>
          </table:table-cell>
          <table:table-cell table:style-name="ce30" office:value-type="float" office:value="7.2" calcext:value-type="float">
            <text:p><text:s text:c="3"/>7.20</text:p>
          </table:table-cell>
          <table:table-cell table:style-name="ce43" office:value-type="float" office:value="431785" calcext:value-type="float">
            <text:p><text:s text:c="3"/>431,785</text:p>
          </table:table-cell>
          <table:table-cell table:style-name="ce30" office:value-type="float" office:value="80.19" calcext:value-type="float">
            <text:p><text:s text:c="3"/>80.19</text:p>
          </table:table-cell>
          <table:table-cell table:style-name="ce38" office:value-type="float" office:value="84797" calcext:value-type="float">
            <text:p><text:s text:c="3"/>84,797</text:p>
          </table:table-cell>
          <table:table-cell table:style-name="ce53" office:value-type="float" office:value="15.75" calcext:value-type="float">
            <text:p><text:s text:c="3"/>15.75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屏東縣</text:p>
          </table:table-cell>
          <table:table-cell table:style-name="ce19" office:value-type="float" office:value="865515" calcext:value-type="float">
            <text:p><text:s text:c="3"/>865,515</text:p>
          </table:table-cell>
          <table:table-cell table:style-name="ce19" office:value-type="float" office:value="28936" calcext:value-type="float">
            <text:p><text:s text:c="3"/>28,936</text:p>
          </table:table-cell>
          <table:table-cell table:style-name="ce30" office:value-type="float" office:value="3.34" calcext:value-type="float">
            <text:p><text:s text:c="3"/>3.34</text:p>
          </table:table-cell>
          <table:table-cell table:style-name="ce19" office:value-type="float" office:value="42891" calcext:value-type="float">
            <text:p><text:s text:c="3"/>42,891</text:p>
          </table:table-cell>
          <table:table-cell table:style-name="ce30" office:value-type="float" office:value="4.96" calcext:value-type="float">
            <text:p><text:s text:c="3"/>4.96</text:p>
          </table:table-cell>
          <table:table-cell table:style-name="ce19" office:value-type="float" office:value="87496" calcext:value-type="float">
            <text:p><text:s text:c="3"/>87,496</text:p>
          </table:table-cell>
          <table:table-cell table:style-name="ce30" office:value-type="float" office:value="10.11" calcext:value-type="float">
            <text:p><text:s text:c="3"/>10.11</text:p>
          </table:table-cell>
          <table:table-cell table:style-name="ce38" office:value-type="float" office:value="68943" calcext:value-type="float">
            <text:p><text:s text:c="3"/>68,943</text:p>
          </table:table-cell>
          <table:table-cell table:style-name="ce30" office:value-type="float" office:value="7.97" calcext:value-type="float">
            <text:p><text:s text:c="3"/>7.97</text:p>
          </table:table-cell>
          <table:table-cell table:style-name="ce43" office:value-type="float" office:value="684820" calcext:value-type="float">
            <text:p><text:s text:c="3"/>684,820</text:p>
          </table:table-cell>
          <table:table-cell table:style-name="ce30" office:value-type="float" office:value="79.12" calcext:value-type="float">
            <text:p><text:s text:c="3"/>79.12</text:p>
          </table:table-cell>
          <table:table-cell table:style-name="ce38" office:value-type="float" office:value="110389" calcext:value-type="float">
            <text:p><text:s text:c="3"/>110,389</text:p>
          </table:table-cell>
          <table:table-cell table:style-name="ce53" office:value-type="float" office:value="12.75" calcext:value-type="float">
            <text:p><text:s text:c="3"/>12.7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9" office:value-type="float" office:value="228454" calcext:value-type="float">
            <text:p><text:s text:c="3"/>228,454</text:p>
          </table:table-cell>
          <table:table-cell table:style-name="ce19" office:value-type="float" office:value="8961" calcext:value-type="float">
            <text:p><text:s text:c="3"/>8,961</text:p>
          </table:table-cell>
          <table:table-cell table:style-name="ce30" office:value-type="float" office:value="3.92" calcext:value-type="float">
            <text:p><text:s text:c="3"/>3.92</text:p>
          </table:table-cell>
          <table:table-cell table:style-name="ce19" office:value-type="float" office:value="13003" calcext:value-type="float">
            <text:p><text:s text:c="3"/>13,003</text:p>
          </table:table-cell>
          <table:table-cell table:style-name="ce30" office:value-type="float" office:value="5.69" calcext:value-type="float">
            <text:p><text:s text:c="3"/>5.69</text:p>
          </table:table-cell>
          <table:table-cell table:style-name="ce19" office:value-type="float" office:value="25246" calcext:value-type="float">
            <text:p><text:s text:c="3"/>25,246</text:p>
          </table:table-cell>
          <table:table-cell table:style-name="ce30" office:value-type="float" office:value="11.05" calcext:value-type="float">
            <text:p><text:s text:c="3"/>11.05</text:p>
          </table:table-cell>
          <table:table-cell table:style-name="ce38" office:value-type="float" office:value="17889" calcext:value-type="float">
            <text:p><text:s text:c="3"/>17,889</text:p>
          </table:table-cell>
          <table:table-cell table:style-name="ce30" office:value-type="float" office:value="7.83" calcext:value-type="float">
            <text:p><text:s text:c="3"/>7.83</text:p>
          </table:table-cell>
          <table:table-cell table:style-name="ce43" office:value-type="float" office:value="178996" calcext:value-type="float">
            <text:p><text:s text:c="3"/>178,996</text:p>
          </table:table-cell>
          <table:table-cell table:style-name="ce30" office:value-type="float" office:value="78.35" calcext:value-type="float">
            <text:p><text:s text:c="3"/>78.35</text:p>
          </table:table-cell>
          <table:table-cell table:style-name="ce38" office:value-type="float" office:value="30025" calcext:value-type="float">
            <text:p><text:s text:c="3"/>30,025</text:p>
          </table:table-cell>
          <table:table-cell table:style-name="ce53" office:value-type="float" office:value="13.14" calcext:value-type="float">
            <text:p><text:s text:c="3"/>13.1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9" office:value-type="float" office:value="336885" calcext:value-type="float">
            <text:p><text:s text:c="3"/>336,885</text:p>
          </table:table-cell>
          <table:table-cell table:style-name="ce19" office:value-type="float" office:value="12729" calcext:value-type="float">
            <text:p><text:s text:c="3"/>12,729</text:p>
          </table:table-cell>
          <table:table-cell table:style-name="ce30" office:value-type="float" office:value="3.78" calcext:value-type="float">
            <text:p><text:s text:c="3"/>3.78</text:p>
          </table:table-cell>
          <table:table-cell table:style-name="ce19" office:value-type="float" office:value="18413" calcext:value-type="float">
            <text:p><text:s text:c="3"/>18,413</text:p>
          </table:table-cell>
          <table:table-cell table:style-name="ce30" office:value-type="float" office:value="5.47" calcext:value-type="float">
            <text:p><text:s text:c="3"/>5.47</text:p>
          </table:table-cell>
          <table:table-cell table:style-name="ce19" office:value-type="float" office:value="35971" calcext:value-type="float">
            <text:p><text:s text:c="3"/>35,971</text:p>
          </table:table-cell>
          <table:table-cell table:style-name="ce30" office:value-type="float" office:value="10.68" calcext:value-type="float">
            <text:p><text:s text:c="3"/>10.68</text:p>
          </table:table-cell>
          <table:table-cell table:style-name="ce38" office:value-type="float" office:value="27206" calcext:value-type="float">
            <text:p><text:s text:c="3"/>27,206</text:p>
          </table:table-cell>
          <table:table-cell table:style-name="ce30" office:value-type="float" office:value="8.08" calcext:value-type="float">
            <text:p><text:s text:c="3"/>8.08</text:p>
          </table:table-cell>
          <table:table-cell table:style-name="ce43" office:value-type="float" office:value="264029" calcext:value-type="float">
            <text:p><text:s text:c="3"/>264,029</text:p>
          </table:table-cell>
          <table:table-cell table:style-name="ce30" office:value-type="float" office:value="78.37" calcext:value-type="float">
            <text:p><text:s text:c="3"/>78.37</text:p>
          </table:table-cell>
          <table:table-cell table:style-name="ce38" office:value-type="float" office:value="42648" calcext:value-type="float">
            <text:p><text:s text:c="3"/>42,648</text:p>
          </table:table-cell>
          <table:table-cell table:style-name="ce53" office:value-type="float" office:value="12.66" calcext:value-type="float">
            <text:p><text:s text:c="3"/>12.6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9" office:value-type="float" office:value="97007" calcext:value-type="float">
            <text:p><text:s text:c="3"/>97,007</text:p>
          </table:table-cell>
          <table:table-cell table:style-name="ce19" office:value-type="float" office:value="3557" calcext:value-type="float">
            <text:p><text:s text:c="3"/>3,557</text:p>
          </table:table-cell>
          <table:table-cell table:style-name="ce30" office:value-type="float" office:value="3.67" calcext:value-type="float">
            <text:p><text:s text:c="3"/>3.67</text:p>
          </table:table-cell>
          <table:table-cell table:style-name="ce19" office:value-type="float" office:value="5063" calcext:value-type="float">
            <text:p><text:s text:c="3"/>5,063</text:p>
          </table:table-cell>
          <table:table-cell table:style-name="ce30" office:value-type="float" office:value="5.22" calcext:value-type="float">
            <text:p><text:s text:c="3"/>5.22</text:p>
          </table:table-cell>
          <table:table-cell table:style-name="ce19" office:value-type="float" office:value="9594" calcext:value-type="float">
            <text:p><text:s text:c="3"/>9,594</text:p>
          </table:table-cell>
          <table:table-cell table:style-name="ce30" office:value-type="float" office:value="9.89" calcext:value-type="float">
            <text:p><text:s text:c="3"/>9.89</text:p>
          </table:table-cell>
          <table:table-cell table:style-name="ce38" office:value-type="float" office:value="6552" calcext:value-type="float">
            <text:p><text:s text:c="3"/>6,552</text:p>
          </table:table-cell>
          <table:table-cell table:style-name="ce30" office:value-type="float" office:value="6.75" calcext:value-type="float">
            <text:p><text:s text:c="3"/>6.75</text:p>
          </table:table-cell>
          <table:table-cell table:style-name="ce43" office:value-type="float" office:value="77678" calcext:value-type="float">
            <text:p><text:s text:c="3"/>77,678</text:p>
          </table:table-cell>
          <table:table-cell table:style-name="ce30" office:value-type="float" office:value="80.07" calcext:value-type="float">
            <text:p><text:s text:c="3"/>80.07</text:p>
          </table:table-cell>
          <table:table-cell table:style-name="ce38" office:value-type="float" office:value="14030" calcext:value-type="float">
            <text:p><text:s text:c="3"/>14,030</text:p>
          </table:table-cell>
          <table:table-cell table:style-name="ce53" office:value-type="float" office:value="14.46" calcext:value-type="float">
            <text:p><text:s text:c="3"/>14.46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基隆市</text:p>
          </table:table-cell>
          <table:table-cell table:style-name="ce19" office:value-type="float" office:value="380501" calcext:value-type="float">
            <text:p><text:s text:c="3"/>380,501</text:p>
          </table:table-cell>
          <table:table-cell table:style-name="ce19" office:value-type="float" office:value="11869" calcext:value-type="float">
            <text:p><text:s text:c="3"/>11,869</text:p>
          </table:table-cell>
          <table:table-cell table:style-name="ce30" office:value-type="float" office:value="3.12" calcext:value-type="float">
            <text:p><text:s text:c="3"/>3.12</text:p>
          </table:table-cell>
          <table:table-cell table:style-name="ce19" office:value-type="float" office:value="17734" calcext:value-type="float">
            <text:p><text:s text:c="3"/>17,734</text:p>
          </table:table-cell>
          <table:table-cell table:style-name="ce30" office:value-type="float" office:value="4.66" calcext:value-type="float">
            <text:p><text:s text:c="3"/>4.66</text:p>
          </table:table-cell>
          <table:table-cell table:style-name="ce19" office:value-type="float" office:value="36859" calcext:value-type="float">
            <text:p><text:s text:c="3"/>36,859</text:p>
          </table:table-cell>
          <table:table-cell table:style-name="ce30" office:value-type="float" office:value="9.69" calcext:value-type="float">
            <text:p><text:s text:c="3"/>9.69</text:p>
          </table:table-cell>
          <table:table-cell table:style-name="ce38" office:value-type="float" office:value="30606" calcext:value-type="float">
            <text:p><text:s text:c="3"/>30,606</text:p>
          </table:table-cell>
          <table:table-cell table:style-name="ce30" office:value-type="float" office:value="8.04" calcext:value-type="float">
            <text:p><text:s text:c="3"/>8.04</text:p>
          </table:table-cell>
          <table:table-cell table:style-name="ce43" office:value-type="float" office:value="302153" calcext:value-type="float">
            <text:p><text:s text:c="3"/>302,153</text:p>
          </table:table-cell>
          <table:table-cell table:style-name="ce30" office:value-type="float" office:value="79.41" calcext:value-type="float">
            <text:p><text:s text:c="3"/>79.41</text:p>
          </table:table-cell>
          <table:table-cell table:style-name="ce38" office:value-type="float" office:value="42374" calcext:value-type="float">
            <text:p><text:s text:c="3"/>42,374</text:p>
          </table:table-cell>
          <table:table-cell table:style-name="ce53" office:value-type="float" office:value="11.14" calcext:value-type="float">
            <text:p><text:s text:c="3"/>11.1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9" office:value-type="float" office:value="418927" calcext:value-type="float">
            <text:p><text:s text:c="3"/>418,927</text:p>
          </table:table-cell>
          <table:table-cell table:style-name="ce19" office:value-type="float" office:value="24458" calcext:value-type="float">
            <text:p><text:s text:c="3"/>24,458</text:p>
          </table:table-cell>
          <table:table-cell table:style-name="ce30" office:value-type="float" office:value="5.84" calcext:value-type="float">
            <text:p><text:s text:c="3"/>5.84</text:p>
          </table:table-cell>
          <table:table-cell table:style-name="ce19" office:value-type="float" office:value="34091" calcext:value-type="float">
            <text:p><text:s text:c="3"/>34,091</text:p>
          </table:table-cell>
          <table:table-cell table:style-name="ce30" office:value-type="float" office:value="8.14" calcext:value-type="float">
            <text:p><text:s text:c="3"/>8.14</text:p>
          </table:table-cell>
          <table:table-cell table:style-name="ce19" office:value-type="float" office:value="61396" calcext:value-type="float">
            <text:p><text:s text:c="3"/>61,396</text:p>
          </table:table-cell>
          <table:table-cell table:style-name="ce30" office:value-type="float" office:value="14.66" calcext:value-type="float">
            <text:p><text:s text:c="3"/>14.66</text:p>
          </table:table-cell>
          <table:table-cell table:style-name="ce38" office:value-type="float" office:value="34676" calcext:value-type="float">
            <text:p><text:s text:c="3"/>34,676</text:p>
          </table:table-cell>
          <table:table-cell table:style-name="ce30" office:value-type="float" office:value="8.28" calcext:value-type="float">
            <text:p><text:s text:c="3"/>8.28</text:p>
          </table:table-cell>
          <table:table-cell table:style-name="ce43" office:value-type="float" office:value="311656" calcext:value-type="float">
            <text:p><text:s text:c="3"/>311,656</text:p>
          </table:table-cell>
          <table:table-cell table:style-name="ce30" office:value-type="float" office:value="74.39" calcext:value-type="float">
            <text:p><text:s text:c="3"/>74.39</text:p>
          </table:table-cell>
          <table:table-cell table:style-name="ce38" office:value-type="float" office:value="39441" calcext:value-type="float">
            <text:p><text:s text:c="3"/>39,441</text:p>
          </table:table-cell>
          <table:table-cell table:style-name="ce53" office:value-type="float" office:value="9.41" calcext:value-type="float">
            <text:p><text:s text:c="3"/>9.4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9" office:value-type="float" office:value="271644" calcext:value-type="float">
            <text:p><text:s text:c="3"/>271,644</text:p>
          </table:table-cell>
          <table:table-cell table:style-name="ce19" office:value-type="float" office:value="10176" calcext:value-type="float">
            <text:p><text:s text:c="3"/>10,176</text:p>
          </table:table-cell>
          <table:table-cell table:style-name="ce30" office:value-type="float" office:value="3.75" calcext:value-type="float">
            <text:p><text:s text:c="3"/>3.75</text:p>
          </table:table-cell>
          <table:table-cell table:style-name="ce19" office:value-type="float" office:value="15392" calcext:value-type="float">
            <text:p><text:s text:c="3"/>15,392</text:p>
          </table:table-cell>
          <table:table-cell table:style-name="ce30" office:value-type="float" office:value="5.67" calcext:value-type="float">
            <text:p><text:s text:c="3"/>5.67</text:p>
          </table:table-cell>
          <table:table-cell table:style-name="ce19" office:value-type="float" office:value="33135" calcext:value-type="float">
            <text:p><text:s text:c="3"/>33,135</text:p>
          </table:table-cell>
          <table:table-cell table:style-name="ce30" office:value-type="float" office:value="12.2" calcext:value-type="float">
            <text:p><text:s text:c="3"/>12.20</text:p>
          </table:table-cell>
          <table:table-cell table:style-name="ce38" office:value-type="float" office:value="25110" calcext:value-type="float">
            <text:p><text:s text:c="3"/>25,110</text:p>
          </table:table-cell>
          <table:table-cell table:style-name="ce30" office:value-type="float" office:value="9.24" calcext:value-type="float">
            <text:p><text:s text:c="3"/>9.24</text:p>
          </table:table-cell>
          <table:table-cell table:style-name="ce43" office:value-type="float" office:value="205677" calcext:value-type="float">
            <text:p><text:s text:c="3"/>205,677</text:p>
          </table:table-cell>
          <table:table-cell table:style-name="ce30" office:value-type="float" office:value="75.72" calcext:value-type="float">
            <text:p><text:s text:c="3"/>75.72</text:p>
          </table:table-cell>
          <table:table-cell table:style-name="ce38" office:value-type="float" office:value="30164" calcext:value-type="float">
            <text:p><text:s text:c="3"/>30,164</text:p>
          </table:table-cell>
          <table:table-cell table:style-name="ce53" office:value-type="float" office:value="11.1" calcext:value-type="float">
            <text:p><text:s text:c="3"/>11.10</text:p>
          </table:table-cell>
          <table:table-cell table:number-columns-repeated="1010"/>
        </table:table-row>
        <table:table-row table:style-name="ro9">
          <table:table-cell table:style-name="ce6" office:value-type="string" calcext:value-type="string">
            <text:p>福建省</text:p>
          </table:table-cell>
          <table:table-cell table:style-name="ce19" office:value-type="float" office:value="112911" calcext:value-type="float">
            <text:p><text:s text:c="3"/>112,911</text:p>
          </table:table-cell>
          <table:table-cell table:style-name="ce19" office:value-type="float" office:value="5558" calcext:value-type="float">
            <text:p><text:s text:c="3"/>5,558</text:p>
          </table:table-cell>
          <table:table-cell table:style-name="ce30" office:value-type="float" office:value="4.92" calcext:value-type="float">
            <text:p><text:s text:c="3"/>4.92</text:p>
          </table:table-cell>
          <table:table-cell table:style-name="ce19" office:value-type="float" office:value="7140" calcext:value-type="float">
            <text:p><text:s text:c="3"/>7,140</text:p>
          </table:table-cell>
          <table:table-cell table:style-name="ce30" office:value-type="float" office:value="6.32" calcext:value-type="float">
            <text:p><text:s text:c="3"/>6.32</text:p>
          </table:table-cell>
          <table:table-cell table:style-name="ce19" office:value-type="float" office:value="11466" calcext:value-type="float">
            <text:p><text:s text:c="3"/>11,466</text:p>
          </table:table-cell>
          <table:table-cell table:style-name="ce30" office:value-type="float" office:value="10.15" calcext:value-type="float">
            <text:p><text:s text:c="3"/>10.15</text:p>
          </table:table-cell>
          <table:table-cell table:style-name="ce38" office:value-type="float" office:value="6638" calcext:value-type="float">
            <text:p><text:s text:c="3"/>6,638</text:p>
          </table:table-cell>
          <table:table-cell table:style-name="ce30" office:value-type="float" office:value="5.88" calcext:value-type="float">
            <text:p><text:s text:c="3"/>5.88</text:p>
          </table:table-cell>
          <table:table-cell table:style-name="ce43" office:value-type="float" office:value="91063" calcext:value-type="float">
            <text:p><text:s text:c="3"/>91,063</text:p>
          </table:table-cell>
          <table:table-cell table:style-name="ce30" office:value-type="float" office:value="80.65" calcext:value-type="float">
            <text:p><text:s text:c="3"/>80.65</text:p>
          </table:table-cell>
          <table:table-cell table:style-name="ce38" office:value-type="float" office:value="13257" calcext:value-type="float">
            <text:p><text:s text:c="3"/>13,257</text:p>
          </table:table-cell>
          <table:table-cell table:style-name="ce53" office:value-type="float" office:value="11.74" calcext:value-type="float">
            <text:p><text:s text:c="3"/>11.7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02827" calcext:value-type="float">
            <text:p><text:s text:c="3"/>102,827</text:p>
          </table:table-cell>
          <table:table-cell table:style-name="ce19" office:value-type="float" office:value="5035" calcext:value-type="float">
            <text:p><text:s text:c="3"/>5,035</text:p>
          </table:table-cell>
          <table:table-cell table:style-name="ce30" office:value-type="float" office:value="4.9" calcext:value-type="float">
            <text:p><text:s text:c="3"/>4.90</text:p>
          </table:table-cell>
          <table:table-cell table:style-name="ce19" office:value-type="float" office:value="6443" calcext:value-type="float">
            <text:p><text:s text:c="3"/>6,443</text:p>
          </table:table-cell>
          <table:table-cell table:style-name="ce30" office:value-type="float" office:value="6.27" calcext:value-type="float">
            <text:p><text:s text:c="3"/>6.27</text:p>
          </table:table-cell>
          <table:table-cell table:style-name="ce19" office:value-type="float" office:value="10315" calcext:value-type="float">
            <text:p><text:s text:c="3"/>10,315</text:p>
          </table:table-cell>
          <table:table-cell table:style-name="ce30" office:value-type="float" office:value="10.03" calcext:value-type="float">
            <text:p><text:s text:c="3"/>10.03</text:p>
          </table:table-cell>
          <table:table-cell table:style-name="ce38" office:value-type="float" office:value="5936" calcext:value-type="float">
            <text:p><text:s text:c="3"/>5,936</text:p>
          </table:table-cell>
          <table:table-cell table:style-name="ce30" office:value-type="float" office:value="5.77" calcext:value-type="float">
            <text:p><text:s text:c="3"/>5.77</text:p>
          </table:table-cell>
          <table:table-cell table:style-name="ce43" office:value-type="float" office:value="83098" calcext:value-type="float">
            <text:p><text:s text:c="3"/>83,098</text:p>
          </table:table-cell>
          <table:table-cell table:style-name="ce30" office:value-type="float" office:value="80.81" calcext:value-type="float">
            <text:p><text:s text:c="3"/>80.81</text:p>
          </table:table-cell>
          <table:table-cell table:style-name="ce38" office:value-type="float" office:value="12303" calcext:value-type="float">
            <text:p><text:s text:c="3"/>12,303</text:p>
          </table:table-cell>
          <table:table-cell table:style-name="ce53" office:value-type="float" office:value="11.96" calcext:value-type="float">
            <text:p><text:s text:c="3"/>11.96</text:p>
          </table:table-cell>
          <table:table-cell table:number-columns-repeated="1010"/>
        </table:table-row>
        <table:table-row table:style-name="ro10">
          <table:table-cell table:style-name="ce9" office:value-type="string" calcext:value-type="string">
            <text:p>連江縣</text:p>
          </table:table-cell>
          <table:table-cell table:style-name="ce20" office:value-type="float" office:value="10084" calcext:value-type="float">
            <text:p><text:s text:c="3"/>10,084</text:p>
          </table:table-cell>
          <table:table-cell table:style-name="ce20" office:value-type="float" office:value="523" calcext:value-type="float">
            <text:p><text:s text:c="3"/>523</text:p>
          </table:table-cell>
          <table:table-cell table:style-name="ce31" office:value-type="float" office:value="5.19" calcext:value-type="float">
            <text:p><text:s text:c="3"/>5.19</text:p>
          </table:table-cell>
          <table:table-cell table:style-name="ce20" office:value-type="float" office:value="697" calcext:value-type="float">
            <text:p><text:s text:c="3"/>697</text:p>
          </table:table-cell>
          <table:table-cell table:style-name="ce31" office:value-type="float" office:value="6.91" calcext:value-type="float">
            <text:p><text:s text:c="3"/>6.91</text:p>
          </table:table-cell>
          <table:table-cell table:style-name="ce20" office:value-type="float" office:value="1151" calcext:value-type="float">
            <text:p><text:s text:c="3"/>1,151</text:p>
          </table:table-cell>
          <table:table-cell table:style-name="ce31" office:value-type="float" office:value="11.41" calcext:value-type="float">
            <text:p><text:s text:c="3"/>11.41</text:p>
          </table:table-cell>
          <table:table-cell table:style-name="ce39" office:value-type="float" office:value="702" calcext:value-type="float">
            <text:p><text:s text:c="3"/>702</text:p>
          </table:table-cell>
          <table:table-cell table:style-name="ce31" office:value-type="float" office:value="6.96" calcext:value-type="float">
            <text:p><text:s text:c="3"/>6.96</text:p>
          </table:table-cell>
          <table:table-cell table:style-name="ce44" office:value-type="float" office:value="7965" calcext:value-type="float">
            <text:p><text:s text:c="3"/>7,965</text:p>
          </table:table-cell>
          <table:table-cell table:style-name="ce31" office:value-type="float" office:value="78.99" calcext:value-type="float">
            <text:p><text:s text:c="3"/>78.99</text:p>
          </table:table-cell>
          <table:table-cell table:style-name="ce39" office:value-type="float" office:value="954" calcext:value-type="float">
            <text:p><text:s text:c="3"/>954</text:p>
          </table:table-cell>
          <table:table-cell table:style-name="ce54" office:value-type="float" office:value="9.46" calcext:value-type="float">
            <text:p><text:s text:c="3"/>9.46</text:p>
          </table:table-cell>
          <table:table-cell table:style-name="ce55" table:number-columns-repeated="1010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6"/>
          <table:table-cell table:style-name="ce45" office:value-type="string" calcext:value-type="string" table:number-columns-spanned="4" table:number-rows-spanned="1">
            <text:p><text:s text:c="8"/>內政部戶政司 民國100年11月4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0.10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1-04T10:59:27</meta:creation-date>
    <dc:creator>user</dc:creator>
    <dc:date>2011-11-04T10:59:53</dc:date>
    <meta:document-statistic meta:table-count="1" meta:cell-count="374" meta:object-count="0"/>
    <meta:generator>LibreOffice/5.0.5.2$Windows_x86 LibreOffice_project/55b006a02d247b5f7215fc6ea0fde844b30035b3</meta:generator>
  </office:meta>
</office:document-meta>
</file>